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2.75cm" fo:min-width="6.5cm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81cm" draw:marker-start-width="0.321cm" draw:marker-end="Extrémités_20_de_20_flèche_20_2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158466" draw:marker-start-width="0.321cm" draw:marker-end="Extrémités_20_de_20_flèche_20_3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158466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svg:stroke-width="0.035cm" svg:stroke-color="#ff0000" draw:marker-start="Square" draw:marker-start-width="0.353cm" draw:marker-end="Extrémités_20_de_20_flèche_20_5" draw:marker-end-width="0.353cm" draw:textarea-vertical-align="middle" fo:padding-top="0.143cm" fo:padding-bottom="0.143cm" fo:padding-left="0.268cm" fo:padding-right="0.268cm"/>
    </style:style>
    <style:style style:name="gr8" style:family="graphic" style:parent-style-name="standard">
      <style:graphic-properties svg:stroke-width="0.035cm" svg:stroke-color="#ff0000" draw:marker-start="Square" draw:marker-start-width="0.352cm" draw:marker-end="Extrémités_20_de_20_flèche_20_5" draw:marker-end-width="0.3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="Extrémités_20_de_20_flèche_20_6" draw:marker-end-width="0.3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000000" draw:marker-start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solid" draw:stroke-dash="Double_20_Dash_20_Dot" svg:stroke-width="0.081cm" svg:stroke-color="#55308d" draw:marker-start-width="0.321cm" draw:marker-end-width="0.321cm" draw:fill="none" draw:textarea-horizontal-align="justify" draw:textarea-vertical-align="middle" draw:auto-grow-height="false" fo:min-height="3cm" fo:min-width="5.25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0000ff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55308d" loext:opacity="100%"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color="#158466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ff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" style:family="text">
      <style:text-properties fo:color="#55308d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158466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7cm" svg:height="3cm" svg:x="8.636cm" svg:y="10.42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-2.473cm" svg:x1="18.886cm" svg:y1="7.296cm" svg:x2="8.636cm" svg:y2="11.921cm" draw:end-shape="id1" draw:end-glue-point="3" svg:d="M18886 7296c-19914 0-14789 4625-10250 4625" svg:viewBox="0 0 14401 4626">
          <text:p/>
        </draw:connector>
        <draw:connector draw:style-name="gr3" draw:text-style-name="P1" draw:layer="layout" draw:type="curve" svg:x1="15.636cm" svg:y1="11.921cm" svg:x2="19.637cm" svg:y2="8.921cm" draw:start-shape="id1" draw:start-glue-point="1" draw:end-shape="id2" draw:end-glue-point="4" svg:d="M15636 11921c2668 0 4001-1000 4001-3000" svg:viewBox="0 0 4002 3001">
          <text:p/>
        </draw:connector>
        <draw:connector draw:style-name="gr4" draw:text-style-name="P1" draw:layer="layout" draw:type="curve" svg:x1="15.636cm" svg:y1="11.921cm" svg:x2="21.885cm" svg:y2="8.921cm" draw:start-shape="id1" draw:start-glue-point="1" draw:end-shape="id2" draw:end-glue-point="5" svg:d="M15636 11921c4166 0 6249-1000 6249-3000" svg:viewBox="0 0 6250 3001">
          <text:p/>
        </draw:connector>
        <draw:frame draw:style-name="gr5" draw:text-style-name="P3" draw:layer="layout" svg:width="2.25cm" svg:height="1.673cm" svg:x="10.886cm" svg:y="14.921cm">
          <draw:text-box>
            <text:p text:style-name="P2"/>
            <text:p text:style-name="P2"/>
          </draw:text-box>
        </draw:frame>
        <draw:frame draw:style-name="gr6" draw:text-style-name="P4" draw:layer="layout" svg:width="1.999cm" svg:height="0.999cm" svg:x="14.571cm" svg:y="9.90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draw:line draw:style-name="gr7" draw:text-style-name="P4" draw:layer="layout" svg:x1="12.386cm" svg:y1="12.921cm" svg:x2="12.386cm" svg:y2="14.921cm">
            <text:p/>
          </draw:line>
          <draw:frame draw:style-name="gr6" draw:text-style-name="P4" draw:layer="layout" svg:width="1.135cm" svg:height="0.495cm" draw:transform="rotate (0.0205948851735331) translate (11.636cm 15.155cm)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>
          <draw:line draw:style-name="gr8" draw:text-style-name="P4" draw:layer="layout" svg:x1="23.575cm" svg:y1="8.171cm" svg:x2="23.575cm" svg:y2="11.171cm">
            <text:p/>
          </draw:line>
          <draw:frame draw:style-name="gr6" draw:text-style-name="P4" draw:layer="layout" svg:width="1.051cm" svg:height="0.516cm" draw:transform="rotate (0.0205948851735331) translate (22.825cm 11.405cm)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frame draw:style-name="gr9" draw:text-style-name="P5" draw:layer="layout" svg:width="5.75cm" svg:height="1.673cm" svg:x="9.25cm" svg:y="11cm">
          <draw:text-box>
            <text:p><text:span text:style-name="T1">Proliferation phase</text:span></text:p>
          </draw:text-box>
        </draw:frame>
        <draw:frame draw:style-name="gr10" draw:text-style-name="P6" draw:layer="layout" svg:width="3.114cm" svg:height="2.384cm" svg:x="20.136cm" svg:y="6.421cm">
          <draw:text-box>
            <text:p><text:span text:style-name="T2">Resting phase</text:span></text:p>
          </draw:text-box>
        </draw:frame>
        <draw:g>
          <draw:line draw:style-name="gr11" draw:text-style-name="P1" draw:layer="layout" svg:x1="8.636cm" svg:y1="10.021cm" svg:x2="15.636cm" svg:y2="10.021cm">
            <text:p/>
          </draw:line>
          <draw:line draw:style-name="gr12" draw:text-style-name="P1" draw:layer="layout" svg:x1="8.636cm" svg:y1="9.771cm" svg:x2="8.636cm" svg:y2="10.271cm">
            <text:p/>
          </draw:line>
        </draw:g>
        <draw:frame draw:style-name="gr6" draw:text-style-name="P4" draw:layer="layout" svg:width="1.249cm" svg:height="0.53cm" svg:x="14.886cm" svg:y="9.27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4" draw:layer="layout" svg:width="1.148cm" svg:height="0.53cm" svg:x="8.365cm" svg:y="9.27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ath draw:style-name="gr13" draw:text-style-name="P1" xml:id="id2" draw:id="id2" draw:layer="layout" svg:width="5.749cm" svg:height="3.249cm" svg:x="18.886cm" svg:y="5.671cm" svg:viewBox="0 0 5750 3250" svg:d="M0 3250c0-1083 0-2167 0-3250 1917 0 3833 0 5750 0 0 1083 0 2167 0 3250-1917 0-3833 0-5750 0z">
          <draw:glue-point draw:id="4" svg:x="-3.695cm" svg:y="5.126cm"/>
          <draw:glue-point draw:id="5" svg:x="0.217cm" svg:y="5cm"/>
          <text:p/>
        </draw:path>
        <draw:frame draw:style-name="gr6" draw:text-style-name="P4" draw:layer="layout" svg:width="1.771cm" svg:height="0.595cm" svg:x="16.5cm" svg:y="6.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7" draw:layer="layout" svg:width="4.614cm" svg:height="0.725cm" svg:x="15.75cm" svg:y="12.025cm">
          <draw:text-box>
            <text:p><text:span text:style-name="T3">Cell division</text:span></text:p>
          </draw:text-box>
        </draw:frame>
        <draw:g>
          <draw:line draw:style-name="gr11" draw:text-style-name="P1" draw:layer="layout" svg:x1="18.9cm" svg:y1="5.25cm" svg:x2="24.8cm" svg:y2="5.25cm">
            <text:p/>
          </draw:line>
          <draw:line draw:style-name="gr12" draw:text-style-name="P1" draw:layer="layout" svg:x1="18.9cm" svg:y1="5cm" svg:x2="18.9cm" svg:y2="5.5cm">
            <text:p/>
          </draw:line>
        </draw:g>
        <draw:frame draw:style-name="gr6" draw:text-style-name="P4" draw:layer="layout" svg:width="1.152cm" svg:height="0.53cm" svg:x="18.655cm" svg:y="4.3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4" draw:layer="layout" svg:width="1.289cm" svg:height="0.53cm" svg:x="23.961cm" svg:y="4.2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onnector draw:style-name="gr2" draw:text-style-name="P1" draw:layer="layout" draw:type="curve" draw:line-skew="-0.965cm" svg:x1="18.886cm" svg:y1="7.296cm" svg:x2="8.636cm" svg:y2="11.921cm" draw:start-shape="id2" draw:start-glue-point="3" draw:end-shape="id1" draw:end-glue-point="3" svg:d="M18886 7296c-17652 0-12527 4625-10250 4625" svg:viewBox="0 0 12731 4626">
          <text:p/>
        </draw:connector>
        <draw:frame draw:style-name="gr6" draw:text-style-name="P4" draw:layer="layout" svg:width="3.721cm" svg:height="0.595cm" svg:x="16.029cm" svg:y="12.65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8" draw:layer="layout" svg:width="8.25cm" svg:height="0.75cm" svg:x="8.25cm" svg:y="6.5cm">
          <draw:text-box>
            <text:p><text:span text:style-name="T4">Migration to proliferation phase</text:span></text:p>
          </draw:text-box>
        </draw:frame>
        <draw:frame draw:style-name="gr15" draw:text-style-name="P9" draw:layer="layout" svg:width="3.5cm" svg:height="0.75cm" svg:x="13cm" svg:y="15cm">
          <draw:text-box>
            <text:p><text:span text:style-name="T5">Apoptosi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15:00:22.718915133</meta:creation-date>
    <dc:date>2021-12-02T20:15:08.413608546</dc:date>
    <meta:editing-duration>PT2H26M23S</meta:editing-duration>
    <meta:editing-cycles>32</meta:editing-cycles>
    <meta:generator>LibreOffice/7.2.2.2$Linux_X86_64 LibreOffice_project/20$Build-2</meta:generator>
    <meta:document-statistic meta:object-count="31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sub>
        <mi>a</mi>
        <mn>2</mn>
      </msub>
      <mo stretchy="false">→</mo>
      <mi mathvariant="normal">∞</mi>
    </mrow>
    <annotation encoding="StarMath 5.0">a_{2} rightarrow infinity  </annotation>
  </semantics>
</math>
</file>

<file path=Object 2/content.xml><?xml version="1.0" encoding="utf-8"?>
<math xmlns="http://www.w3.org/1998/Math/MathML">
  <semantics>
    <mstyle color="red">
      <mrow>
        <mo stretchy="false">−</mo>
        <mi>γ</mi>
      </mrow>
    </mstyle>
    <annotation encoding="StarMath 5.0">color red{-%gamma}</annotation>
  </semantics>
</math>
</file>

<file path=Object 3/content.xml><?xml version="1.0" encoding="utf-8"?>
<math xmlns="http://www.w3.org/1998/Math/MathML">
  <semantics>
    <mstyle color="red">
      <mrow>
        <mo stretchy="false">−</mo>
        <mi>δ</mi>
      </mrow>
    </mstyle>
    <annotation encoding="StarMath 5.0">color red{-%delta}</annotation>
  </semantics>
</math>
</file>

<file path=Object 4/content.xml><?xml version="1.0" encoding="utf-8"?>
<math xmlns="http://www.w3.org/1998/Math/MathML" display="block">
  <semantics>
    <mrow>
      <msub>
        <mi>a</mi>
        <mn>1</mn>
      </msub>
      <mo stretchy="false">=</mo>
      <mi>A</mi>
    </mrow>
    <annotation encoding="StarMath 5.0">a_{1} = A
</annotation>
  </semantics>
</math>
</file>

<file path=Object 5/content.xml><?xml version="1.0" encoding="utf-8"?>
<math xmlns="http://www.w3.org/1998/Math/MathML" display="block">
  <semantics>
    <mrow>
      <msub>
        <mi>a</mi>
        <mn>1</mn>
      </msub>
      <mo stretchy="false">=</mo>
      <mn>0</mn>
    </mrow>
    <annotation encoding="StarMath 5.0">a_{1} = 0</annotation>
  </semantics>
</math>
</file>

<file path=Object 6/content.xml><?xml version="1.0" encoding="utf-8"?>
<math xmlns="http://www.w3.org/1998/Math/MathML" display="block">
  <semantics>
    <mrow>
      <msub>
        <mi>a</mi>
        <mn>2</mn>
      </msub>
      <mo stretchy="false">=</mo>
      <mn>0</mn>
    </mrow>
    <annotation encoding="StarMath 5.0">a_{2} = 0</annotation>
  </semantics>
</math>
</file>

<file path=Object 7/content.xml><?xml version="1.0" encoding="utf-8"?>
<math xmlns="http://www.w3.org/1998/Math/MathML" display="block">
  <semantics>
    <mstyle color="green">
      <mrow>
        <mi>r</mi>
        <mrow>
          <mrow>
            <mo fence="true" stretchy="false">(</mo>
            <mrow>
              <mrow>
                <mi>t</mi>
                <mi>,</mi>
                <mn>0</mn>
              </mrow>
            </mrow>
            <mo fence="true" stretchy="false">)</mo>
          </mrow>
          <mo stretchy="false">=</mo>
          <mn>2</mn>
        </mrow>
        <mi>p</mi>
        <mrow>
          <mo fence="true" stretchy="false">(</mo>
          <mrow>
            <mrow>
              <mi>t</mi>
              <mi>,</mi>
              <mi>A</mi>
            </mrow>
          </mrow>
          <mo fence="true" stretchy="false">)</mo>
        </mrow>
      </mrow>
    </mstyle>
    <annotation encoding="StarMath 5.0">color green {r(t, 0) = 2p(t, A)}</annotation>
  </semantics>
</math>
</file>

<file path=Object 9/content.xml><?xml version="1.0" encoding="utf-8"?>
<math xmlns="http://www.w3.org/1998/Math/MathML" display="block">
  <semantics>
    <mstyle color="blue">
      <mrow>
        <mi>f</mi>
        <mrow>
          <mo fence="true" stretchy="false">(</mo>
          <mrow>
            <mrow>
              <mi>R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)</mo>
        </mrow>
      </mrow>
    </mstyle>
    <annotation encoding="StarMath 5.0">color blue {f(R(t))}</annotation>
  </semantics>
</math>
</file>